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vertical-align="middl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number-columns-repeated="8" table:default-cell-style-name="ce3"/>
        <table:table-row table:style-name="ro1">
          <table:table-cell table:style-name="ce1" office:value-type="date" office:date-value="2017-05-23" calcext:value-type="date">
            <text:p>23/05/17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ce2" office:value-type="string" calcext:value-type="string">
            <text:p>Upstream base scores for classifier (9adeabc454454b9add2566b75eac56e42ef655ca)</text:p>
          </table:table-cell>
          <table:table-cell table:style-name="Default" table:number-columns-repeated="7"/>
        </table:table-row>
        <table:table-row table:style-name="ro1">
          <table:table-cell/>
          <table:table-cell office:value-type="string" calcext:value-type="string">
            <text:p>Weight</text:p>
          </table:table-cell>
          <table:table-cell office:value-type="string" calcext:value-type="string">
            <text:p>Run 1</text:p>
          </table:table-cell>
          <table:table-cell office:value-type="string" calcext:value-type="string">
            <text:p>Run 2</text:p>
          </table:table-cell>
          <table:table-cell office:value-type="string" calcext:value-type="string">
            <text:p>Run 3</text:p>
          </table:table-cell>
          <table:table-cell office:value-type="string" calcext:value-type="string">
            <text:p>Run 4</text:p>
          </table:table-cell>
          <table:table-cell office:value-type="string" calcext:value-type="string">
            <text:p>Run 5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Input Type</text:p>
          </table:table-cell>
        </table:table-row>
        <table:table-row table:style-name="ro1">
          <table:table-cell/>
          <table:table-cell office:value-type="float" office:value="377" calcext:value-type="float">
            <text:p>377</text:p>
          </table:table-cell>
          <table:table-cell office:value-type="float" office:value="0.976094765402" calcext:value-type="float">
            <text:p>0.9760947654</text:p>
          </table:table-cell>
          <table:table-cell office:value-type="float" office:value="0.981499209062" calcext:value-type="float">
            <text:p>0.9814992091</text:p>
          </table:table-cell>
          <table:table-cell office:value-type="float" office:value="0.973508829391" calcext:value-type="float">
            <text:p>0.9735088294</text:p>
          </table:table-cell>
          <table:table-cell office:value-type="float" office:value="0.976291856963" calcext:value-type="float">
            <text:p>0.976291857</text:p>
          </table:table-cell>
          <table:table-cell office:value-type="float" office:value="0.981490696884" calcext:value-type="float">
            <text:p>0.9814906969</text:p>
          </table:table-cell>
          <table:table-cell table:formula="of:=SUM([.C4:.G4])/5" office:value-type="float" office:value="0.9777770715404" calcext:value-type="float">
            <text:p>0.9777770715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/>
          <table:table-cell office:value-type="float" office:value="268" calcext:value-type="float">
            <text:p>268</text:p>
          </table:table-cell>
          <table:table-cell office:value-type="float" office:value="0.859098792263" calcext:value-type="float">
            <text:p>0.8590987923</text:p>
          </table:table-cell>
          <table:table-cell office:value-type="float" office:value="0.876174226342" calcext:value-type="float">
            <text:p>0.8761742263</text:p>
          </table:table-cell>
          <table:table-cell office:value-type="float" office:value="0.870204161689" calcext:value-type="float">
            <text:p>0.8702041617</text:p>
          </table:table-cell>
          <table:table-cell office:value-type="float" office:value="0.851241095515" calcext:value-type="float">
            <text:p>0.8512410955</text:p>
          </table:table-cell>
          <table:table-cell office:value-type="float" office:value="0.919264391827" calcext:value-type="float">
            <text:p>0.9192643918</text:p>
          </table:table-cell>
          <table:table-cell table:formula="of:=SUM([.C5:.G5])/5" office:value-type="float" office:value="0.8751965335272" calcext:value-type="float">
            <text:p>0.8751965335</text:p>
          </table:table-cell>
          <table:table-cell office:value-type="string" calcext:value-type="string">
            <text:p>Image</text:p>
          </table:table-cell>
        </table:table-row>
        <table:table-row table:style-name="ro1">
          <table:table-cell/>
          <table:table-cell office:value-type="float" office:value="498" calcext:value-type="float">
            <text:p>498</text:p>
          </table:table-cell>
          <table:table-cell office:value-type="float" office:value="0.897191452571" calcext:value-type="float">
            <text:p>0.8971914526</text:p>
          </table:table-cell>
          <table:table-cell office:value-type="float" office:value="0.882918089441" calcext:value-type="float">
            <text:p>0.8829180894</text:p>
          </table:table-cell>
          <table:table-cell office:value-type="float" office:value="0.885049847255" calcext:value-type="float">
            <text:p>0.8850498473</text:p>
          </table:table-cell>
          <table:table-cell office:value-type="float" office:value="0.87674240995" calcext:value-type="float">
            <text:p>0.87674241</text:p>
          </table:table-cell>
          <table:table-cell office:value-type="float" office:value="0.872590412733" calcext:value-type="float">
            <text:p>0.8725904127</text:p>
          </table:table-cell>
          <table:table-cell table:formula="of:=SUM([.C6:.G6])/5" office:value-type="float" office:value="0.88289844239" calcext:value-type="float">
            <text:p>0.8828984424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table:style-name="Default" table:number-columns-repeated="6"/>
          <table:table-cell table:formula="of:=([.H4]*[.B4]+[.H6]*[.B6])/([.B4]+[.B6])" office:value-type="float" office:value="0.923777577463944" calcext:value-type="float">
            <text:p>0.9237775775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ce4" office:value-type="string" calcext:value-type="string">
            <text:p>Removed input type dependency from classifier (bb3789d9ab51fd1d8165e4292fd138caa7f148bb)</text:p>
          </table:table-cell>
          <table:table-cell table:style-name="Default" table:number-columns-repeated="7"/>
        </table:table-row>
        <table:table-row table:style-name="ro1">
          <table:table-cell/>
          <table:table-cell office:value-type="string" calcext:value-type="string">
            <text:p>Weight</text:p>
          </table:table-cell>
          <table:table-cell office:value-type="string" calcext:value-type="string">
            <text:p>Run 1</text:p>
          </table:table-cell>
          <table:table-cell office:value-type="string" calcext:value-type="string">
            <text:p>Run 2</text:p>
          </table:table-cell>
          <table:table-cell office:value-type="string" calcext:value-type="string">
            <text:p>Run 3</text:p>
          </table:table-cell>
          <table:table-cell office:value-type="string" calcext:value-type="string">
            <text:p>Run 4</text:p>
          </table:table-cell>
          <table:table-cell office:value-type="string" calcext:value-type="string">
            <text:p>Run 5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Input Type</text:p>
          </table:table-cell>
        </table:table-row>
        <table:table-row table:style-name="ro1">
          <table:table-cell/>
          <table:table-cell office:value-type="float" office:value="734" calcext:value-type="float">
            <text:p>734</text:p>
          </table:table-cell>
          <table:table-cell office:value-type="float" office:value="0.908194394883" calcext:value-type="float">
            <text:p>0.9081943949</text:p>
          </table:table-cell>
          <table:table-cell office:value-type="float" office:value="0.896522219331" calcext:value-type="float">
            <text:p>0.8965222193</text:p>
          </table:table-cell>
          <table:table-cell office:value-type="float" office:value="0.90213947244" calcext:value-type="float">
            <text:p>0.9021394724</text:p>
          </table:table-cell>
          <table:table-cell office:value-type="float" office:value="0.905632629631" calcext:value-type="float">
            <text:p>0.9056326296</text:p>
          </table:table-cell>
          <table:table-cell office:value-type="float" office:value="0.915878471034" calcext:value-type="float">
            <text:p>0.915878471</text:p>
          </table:table-cell>
          <table:table-cell table:formula="of:=SUM([.C11:.G11])/5" office:value-type="float" office:value="0.9056734374638" calcext:value-type="float">
            <text:p>0.9056734375</text:p>
          </table:table-cell>
          <table:table-cell office:value-type="string" calcext:value-type="string">
            <text:p>Mix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9:19:37.303094261</meta:creation-date>
    <dc:date>2017-05-23T19:32:25.693678027</dc:date>
    <meta:editing-duration>PT1M18S</meta:editing-duration>
    <meta:editing-cycles>1</meta:editing-cycles>
    <meta:document-statistic meta:table-count="1" meta:cell-count="52" meta:object-count="0"/>
    <meta:generator>LibreOffice/5.1.6.2$Linux_X86_64 LibreOffice_project/10m0$Build-2</meta:generator>
  </office:meta>
</office:document-meta>
</file>